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Header">
      <style:text-properties fo:font-style="italic" officeooo:rsid="0016cb5e" officeooo:paragraph-rsid="0016cb5e" style:font-style-asian="italic" style:font-style-complex="italic"/>
    </style:style>
    <style:style style:name="P2" style:family="paragraph" style:parent-style-name="Standard">
      <style:text-properties officeooo:rsid="0016cb5e" officeooo:paragraph-rsid="0016cb5e"/>
    </style:style>
    <style:style style:name="P3" style:family="paragraph" style:parent-style-name="Standard">
      <style:text-properties fo:font-style="italic" fo:font-weight="bold" officeooo:rsid="0016cb5e" officeooo:paragraph-rsid="0016cb5e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16cb5e" officeooo:paragraph-rsid="001a7c63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16cb5e" officeooo:paragraph-rsid="001dc50e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16cb5e" officeooo:paragraph-rsid="00241fac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16cb5e" officeooo:paragraph-rsid="002c580c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16cb5e" officeooo:paragraph-rsid="002c971e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ize="18pt" fo:font-style="italic" style:text-underline-style="none" fo:font-weight="bold" officeooo:rsid="0024811a" officeooo:paragraph-rsid="0024811a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text-properties fo:font-size="18pt" fo:font-style="normal" style:text-underline-style="solid" style:text-underline-width="auto" style:text-underline-color="font-color" fo:font-weight="bold" officeooo:rsid="0024811a" officeooo:paragraph-rsid="0024811a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text-properties fo:font-size="18pt" fo:font-style="normal" style:text-underline-style="solid" style:text-underline-width="auto" style:text-underline-color="font-color" fo:font-weight="bold" officeooo:rsid="002804fe" officeooo:paragraph-rsid="002804fe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bold" officeooo:rsid="0024811a" officeooo:paragraph-rsid="0024811a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2pt" fo:font-style="normal" style:text-underline-style="none" fo:font-weight="bold" officeooo:rsid="00252983" officeooo:paragraph-rsid="00252983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fo:font-size="12pt" fo:font-style="normal" style:text-underline-style="none" fo:font-weight="bold" officeooo:rsid="0026d885" officeooo:paragraph-rsid="0026d885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fo:font-size="12pt" fo:font-style="normal" style:text-underline-style="none" fo:font-weight="bold" officeooo:rsid="0029e5d3" officeooo:paragraph-rsid="0029e5d3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fo:font-size="12pt" fo:font-style="normal" style:text-underline-style="none" fo:font-weight="bold" officeooo:rsid="0033d5c9" officeooo:paragraph-rsid="0033d5c9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20pt" fo:font-style="italic" fo:font-weight="bold" officeooo:rsid="0016cb5e" officeooo:paragraph-rsid="0016cb5e" style:font-size-asian="20pt" style:font-style-asian="italic" style:font-weight-asian="bold" style:font-size-complex="20pt" style:font-style-complex="italic" style:font-weight-complex="bold"/>
    </style:style>
    <style:style style:name="P18" style:family="paragraph" style:parent-style-name="Standard">
      <style:text-properties fo:font-style="normal" fo:font-weight="normal" officeooo:rsid="001a2c69" officeooo:paragraph-rsid="001a7c63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b5f1d" officeooo:paragraph-rsid="001a7c63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dc50e" officeooo:paragraph-rsid="001a7c63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dc50e" officeooo:paragraph-rsid="001dc50e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31e12" officeooo:paragraph-rsid="00241fac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41fac" officeooo:paragraph-rsid="00241fac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ize="14pt" fo:font-style="italic" style:text-underline-style="none" fo:font-weight="normal" officeooo:rsid="00252983" officeooo:paragraph-rsid="0024811a" style:font-size-asian="14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>
      <style:text-properties fo:font-size="12pt" fo:font-style="italic" style:text-underline-style="none" fo:font-weight="normal" officeooo:rsid="00252983" officeooo:paragraph-rsid="0024811a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text-properties fo:font-size="12pt" fo:font-style="italic" style:text-underline-style="none" fo:font-weight="normal" officeooo:rsid="00252983" officeooo:paragraph-rsid="00252983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text-properties fo:font-size="12pt" fo:font-style="italic" style:text-underline-style="none" fo:font-weight="normal" officeooo:rsid="0026d885" officeooo:paragraph-rsid="0026d885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text-properties fo:font-size="12pt" fo:font-style="italic" style:text-underline-style="none" fo:font-weight="normal" officeooo:rsid="002fd9d5" officeooo:paragraph-rsid="0029e5d3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fo:font-size="12pt" fo:font-style="italic" style:text-underline-style="none" fo:font-weight="normal" officeooo:rsid="002fd9d5" officeooo:paragraph-rsid="003b0a09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text-properties fo:font-size="12pt" fo:font-style="italic" style:text-underline-style="none" fo:font-weight="normal" officeooo:rsid="002f91d9" officeooo:paragraph-rsid="002f91d9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fo:font-size="12pt" fo:font-style="italic" style:text-underline-style="none" fo:font-weight="normal" officeooo:rsid="003202dd" officeooo:paragraph-rsid="0029e5d3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fo:font-size="12pt" fo:font-style="italic" style:text-underline-style="none" fo:font-weight="normal" officeooo:rsid="0033d5c9" officeooo:paragraph-rsid="0033d5c9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text-properties fo:font-size="12pt" fo:font-style="italic" style:text-underline-style="none" fo:font-weight="normal" officeooo:rsid="0033d5c9" officeooo:paragraph-rsid="0040d076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fo:font-size="12pt" fo:font-style="italic" style:text-underline-style="none" fo:font-weight="normal" officeooo:rsid="0033d5c9" officeooo:paragraph-rsid="003d2aa1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text-properties fo:font-size="12pt" fo:font-style="italic" style:text-underline-style="none" fo:font-weight="normal" officeooo:rsid="0033d5c9" officeooo:paragraph-rsid="003f7421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fo:font-size="12pt" fo:font-style="italic" style:text-underline-style="none" fo:font-weight="normal" officeooo:rsid="0036e7fa" officeooo:paragraph-rsid="0036e7fa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fo:font-size="12pt" fo:font-style="italic" style:text-underline-style="none" fo:font-weight="normal" officeooo:rsid="0036e7fa" officeooo:paragraph-rsid="0041e03d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text-properties fo:font-size="12pt" fo:font-style="italic" style:text-underline-style="none" fo:font-weight="normal" officeooo:rsid="0036e7fa" officeooo:paragraph-rsid="00434e43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text-properties fo:font-size="12pt" fo:font-style="italic" style:text-underline-style="none" fo:font-weight="normal" officeooo:rsid="0036e7fa" officeooo:paragraph-rsid="00446f9b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text-properties fo:font-size="12pt" fo:font-style="italic" style:text-underline-style="none" fo:font-weight="normal" officeooo:rsid="0036e7fa" officeooo:paragraph-rsid="00456870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text-properties fo:font-size="12pt" fo:font-style="italic" style:text-underline-style="none" fo:font-weight="normal" officeooo:rsid="0036e7fa" officeooo:paragraph-rsid="0047af3c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text-properties fo:font-size="12pt" fo:font-style="italic" style:text-underline-style="none" fo:font-weight="normal" officeooo:rsid="00353a0f" officeooo:paragraph-rsid="0033d5c9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text-properties fo:font-size="12pt" fo:font-style="italic" style:text-underline-style="none" fo:font-weight="bold" officeooo:rsid="0033d5c9" officeooo:paragraph-rsid="003d2aa1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Standard">
      <style:text-properties fo:font-size="12pt" fo:font-style="normal" style:text-underline-style="none" fo:font-weight="normal" officeooo:rsid="0026d885" officeooo:paragraph-rsid="0026d885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font-size="12pt" fo:font-style="normal" style:text-underline-style="none" fo:font-weight="normal" officeooo:rsid="0029e5d3" officeooo:paragraph-rsid="0029e5d3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font-size="12pt" fo:font-style="normal" style:text-underline-style="none" fo:font-weight="normal" officeooo:rsid="0029e5d3" officeooo:paragraph-rsid="0030f943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font-size="12pt" fo:font-style="normal" style:text-underline-style="none" fo:font-weight="normal" officeooo:rsid="0029e5d3" officeooo:paragraph-rsid="003a6fce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font-size="12pt" fo:font-style="normal" style:text-underline-style="none" fo:font-weight="normal" officeooo:rsid="002cea48" officeooo:paragraph-rsid="002cea48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font-size="12pt" fo:font-style="normal" style:text-underline-style="none" fo:font-weight="normal" officeooo:rsid="0033d5c9" officeooo:paragraph-rsid="003d2aa1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font-size="12pt" fo:font-style="normal" style:text-underline-style="none" fo:font-weight="normal" officeooo:rsid="0033d5c9" officeooo:paragraph-rsid="003f7421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font-size="12pt" fo:font-style="normal" style:text-underline-style="none" fo:font-weight="bold" officeooo:rsid="0029e5d3" officeooo:paragraph-rsid="003a8316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text-properties fo:font-size="12pt" fo:font-style="normal" style:text-underline-style="none" fo:font-weight="bold" officeooo:rsid="0029e5d3" officeooo:paragraph-rsid="003b9321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text-properties fo:font-size="12pt" fo:font-style="normal" style:text-underline-style="none" fo:font-weight="bold" officeooo:rsid="0033d5c9" officeooo:paragraph-rsid="003d2aa1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text-properties fo:font-size="11pt" fo:font-style="italic" style:text-underline-style="none" fo:font-weight="bold" officeooo:rsid="002cea48" officeooo:paragraph-rsid="003a6fce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2c69" style:font-weight-asian="normal" style:font-weight-complex="normal"/>
    </style:style>
    <style:style style:name="T3" style:family="text">
      <style:text-properties fo:font-weight="normal" officeooo:rsid="0018585d" style:font-weight-asian="normal" style:font-weight-complex="normal"/>
    </style:style>
    <style:style style:name="T4" style:family="text">
      <style:text-properties fo:font-weight="normal" officeooo:rsid="001a7c63" style:font-weight-asian="normal" style:font-weight-complex="normal"/>
    </style:style>
    <style:style style:name="T5" style:family="text">
      <style:text-properties fo:font-weight="normal" officeooo:rsid="001b9826" style:font-weight-asian="normal" style:font-weight-complex="normal"/>
    </style:style>
    <style:style style:name="T6" style:family="text">
      <style:text-properties fo:font-weight="normal" officeooo:rsid="001d3cca" style:font-weight-asian="normal" style:font-weight-complex="normal"/>
    </style:style>
    <style:style style:name="T7" style:family="text">
      <style:text-properties fo:font-weight="normal" officeooo:rsid="001dc50e" style:font-weight-asian="normal" style:font-weight-complex="normal"/>
    </style:style>
    <style:style style:name="T8" style:family="text">
      <style:text-properties fo:font-weight="normal" officeooo:rsid="001e7f3c" style:font-weight-asian="normal" style:font-weight-complex="normal"/>
    </style:style>
    <style:style style:name="T9" style:family="text">
      <style:text-properties fo:font-weight="normal" officeooo:rsid="0021538f" style:font-weight-asian="normal" style:font-weight-complex="normal"/>
    </style:style>
    <style:style style:name="T10" style:family="text">
      <style:text-properties fo:font-weight="normal" officeooo:rsid="00231e12" style:font-weight-asian="normal" style:font-weight-complex="normal"/>
    </style:style>
    <style:style style:name="T11" style:family="text">
      <style:text-properties fo:font-weight="normal" officeooo:rsid="00241fac" style:font-weight-asian="normal" style:font-weight-complex="normal"/>
    </style:style>
    <style:style style:name="T12" style:family="text">
      <style:text-properties fo:font-weight="normal" officeooo:rsid="002ad740" style:font-weight-asian="normal" style:font-weight-complex="normal"/>
    </style:style>
    <style:style style:name="T13" style:family="text">
      <style:text-properties fo:font-weight="normal" officeooo:rsid="002c580c" style:font-weight-asian="normal" style:font-weight-complex="normal"/>
    </style:style>
    <style:style style:name="T14" style:family="text">
      <style:text-properties fo:font-weight="normal" officeooo:rsid="002f91d9" style:font-weight-asian="normal" style:font-weight-complex="normal"/>
    </style:style>
    <style:style style:name="T15" style:family="text">
      <style:text-properties fo:font-weight="normal" officeooo:rsid="0031d7b0" style:font-weight-asian="normal" style:font-weight-complex="normal"/>
    </style:style>
    <style:style style:name="T16" style:family="text">
      <style:text-properties fo:font-weight="normal" officeooo:rsid="0038802d" style:font-weight-asian="normal" style:font-weight-complex="normal"/>
    </style:style>
    <style:style style:name="T17" style:family="text">
      <style:text-properties fo:font-weight="normal" officeooo:rsid="003a6fce" style:font-weight-asian="normal" style:font-weight-complex="normal"/>
    </style:style>
    <style:style style:name="T18" style:family="text">
      <style:text-properties fo:font-weight="normal" officeooo:rsid="003d2aa1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a6fce" style:font-style-asian="italic" style:font-style-complex="italic"/>
    </style:style>
    <style:style style:name="T21" style:family="text">
      <style:text-properties fo:font-style="italic" officeooo:rsid="003d2aa1" style:font-style-asian="italic" style:font-style-complex="italic"/>
    </style:style>
    <style:style style:name="T22" style:family="text">
      <style:text-properties fo:font-style="italic" officeooo:rsid="003f7421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8802d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3a8316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3b9321" style:font-style-asian="italic" style:font-weight-asian="normal" style:font-style-complex="italic" style:font-weight-complex="normal"/>
    </style:style>
    <style:style style:name="T28" style:family="text">
      <style:text-properties fo:font-style="normal" officeooo:rsid="001a7c63" style:font-style-asian="normal" style:font-style-complex="normal"/>
    </style:style>
    <style:style style:name="T29" style:family="text">
      <style:text-properties fo:font-style="normal" officeooo:rsid="001b5f1d" style:font-style-asian="normal" style:font-style-complex="normal"/>
    </style:style>
    <style:style style:name="T30" style:family="text">
      <style:text-properties fo:font-style="normal" officeooo:rsid="001b9826" style:font-style-asian="normal" style:font-style-complex="normal"/>
    </style:style>
    <style:style style:name="T31" style:family="text">
      <style:text-properties fo:font-style="normal" officeooo:rsid="001d3cca" style:font-style-asian="normal" style:font-style-complex="normal"/>
    </style:style>
    <style:style style:name="T32" style:family="text">
      <style:text-properties fo:font-style="normal" officeooo:rsid="001dc50e" style:font-style-asian="normal" style:font-style-complex="normal"/>
    </style:style>
    <style:style style:name="T33" style:family="text">
      <style:text-properties fo:font-style="normal" officeooo:rsid="001e7f3c" style:font-style-asian="normal" style:font-style-complex="normal"/>
    </style:style>
    <style:style style:name="T34" style:family="text">
      <style:text-properties fo:font-style="normal" officeooo:rsid="0021538f" style:font-style-asian="normal" style:font-style-complex="normal"/>
    </style:style>
    <style:style style:name="T35" style:family="text">
      <style:text-properties fo:font-style="normal" officeooo:rsid="00231e12" style:font-style-asian="normal" style:font-style-complex="normal"/>
    </style:style>
    <style:style style:name="T36" style:family="text">
      <style:text-properties fo:font-style="normal" officeooo:rsid="0040d076" style:font-style-asian="normal" style:font-style-complex="normal"/>
    </style:style>
    <style:style style:name="T37" style:family="text">
      <style:text-properties fo:font-style="normal" officeooo:rsid="0041e03d" style:font-style-asian="normal" style:font-style-complex="normal"/>
    </style:style>
    <style:style style:name="T38" style:family="text">
      <style:text-properties fo:font-style="normal" officeooo:rsid="00434e43" style:font-style-asian="normal" style:font-style-complex="normal"/>
    </style:style>
    <style:style style:name="T39" style:family="text">
      <style:text-properties fo:font-style="normal" officeooo:rsid="00446f9b" style:font-style-asian="normal" style:font-style-complex="normal"/>
    </style:style>
    <style:style style:name="T40" style:family="text">
      <style:text-properties fo:font-style="normal" officeooo:rsid="00456870" style:font-style-asian="normal" style:font-style-complex="normal"/>
    </style:style>
    <style:style style:name="T41" style:family="text">
      <style:text-properties fo:font-style="normal" officeooo:rsid="0046a815" style:font-style-asian="normal" style:font-style-complex="normal"/>
    </style:style>
    <style:style style:name="T42" style:family="text">
      <style:text-properties fo:font-style="normal" officeooo:rsid="0047af3c" style:font-style-asian="normal" style:font-style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8585d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a2c69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1a7c63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1b5f1d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1b9826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1d3cca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dc50e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e7f3c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205d91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21538f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231e12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241fac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c580c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c6bb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c971e" style:font-style-asian="normal" style:font-weight-asian="normal" style:font-style-complex="normal" style:font-weight-complex="normal"/>
    </style:style>
    <style:style style:name="T59" style:family="text">
      <style:text-properties officeooo:rsid="001a2c69"/>
    </style:style>
    <style:style style:name="T60" style:family="text">
      <style:text-properties fo:font-size="10pt" fo:font-weight="normal" officeooo:rsid="001a7c63" style:font-size-asian="10pt" style:font-weight-asian="normal" style:font-size-complex="10pt" style:font-weight-complex="normal"/>
    </style:style>
    <style:style style:name="T61" style:family="text">
      <style:text-properties fo:font-size="10pt" fo:font-weight="normal" officeooo:rsid="001b5f1d" style:font-size-asian="10pt" style:font-weight-asian="normal" style:font-size-complex="10pt" style:font-weight-complex="normal"/>
    </style:style>
    <style:style style:name="T62" style:family="text">
      <style:text-properties fo:font-size="10pt" fo:font-weight="normal" officeooo:rsid="001b9826" style:font-size-asian="10pt" style:font-weight-asian="normal" style:font-size-complex="10pt" style:font-weight-complex="normal"/>
    </style:style>
    <style:style style:name="T63" style:family="text">
      <style:text-properties fo:font-size="10pt" fo:font-weight="normal" officeooo:rsid="001d3cca" style:font-size-asian="10pt" style:font-weight-asian="normal" style:font-size-complex="10pt" style:font-weight-complex="normal"/>
    </style:style>
    <style:style style:name="T64" style:family="text">
      <style:text-properties fo:font-size="10pt" fo:font-weight="normal" officeooo:rsid="001dc50e" style:font-size-asian="10pt" style:font-weight-asian="normal" style:font-size-complex="10pt" style:font-weight-complex="normal"/>
    </style:style>
    <style:style style:name="T65" style:family="text">
      <style:text-properties fo:font-size="10pt" fo:font-weight="normal" officeooo:rsid="0021538f" style:font-size-asian="10pt" style:font-weight-asian="normal" style:font-size-complex="10pt" style:font-weight-complex="normal"/>
    </style:style>
    <style:style style:name="T66" style:family="text">
      <style:text-properties fo:font-size="10pt" fo:font-weight="normal" officeooo:rsid="00231e12" style:font-size-asian="10pt" style:font-weight-asian="normal" style:font-size-complex="10pt" style:font-weight-complex="normal"/>
    </style:style>
    <style:style style:name="T67" style:family="text">
      <style:text-properties officeooo:rsid="00241fac"/>
    </style:style>
    <style:style style:name="T68" style:family="text">
      <style:text-properties fo:font-size="14pt" fo:font-weight="normal" officeooo:rsid="00252983" style:font-size-asian="14pt" style:font-weight-asian="normal" style:font-size-complex="14pt" style:font-weight-complex="normal"/>
    </style:style>
    <style:style style:name="T69" style:family="text">
      <style:text-properties fo:font-size="12pt" fo:font-style="normal" fo:font-weight="normal" officeooo:rsid="00252983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fo:font-weight="normal" officeooo:rsid="002c971e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officeooo:rsid="002c580c"/>
    </style:style>
    <style:style style:name="T72" style:family="text">
      <style:text-properties officeooo:rsid="003b0a09"/>
    </style:style>
    <style:style style:name="T73" style:family="text">
      <style:text-properties officeooo:rsid="003c935e"/>
    </style:style>
    <style:style style:name="T74" style:family="text">
      <style:text-properties officeooo:rsid="003d2aa1"/>
    </style:style>
    <style:style style:name="T75" style:family="text">
      <style:text-properties officeooo:rsid="003f7421"/>
    </style:style>
    <style:style style:name="T76" style:family="text">
      <style:text-properties officeooo:rsid="0040d076"/>
    </style:style>
    <style:style style:name="T77" style:family="text">
      <style:text-properties officeooo:rsid="0041e03d"/>
    </style:style>
    <style:style style:name="T78" style:family="text">
      <style:text-properties officeooo:rsid="00434e43"/>
    </style:style>
    <style:style style:name="T79" style:family="text">
      <style:text-properties officeooo:rsid="00446f9b"/>
    </style:style>
    <style:style style:name="T80" style:family="text">
      <style:text-properties officeooo:rsid="00456870"/>
    </style:style>
    <style:style style:name="T81" style:family="text">
      <style:text-properties officeooo:rsid="0046a815"/>
    </style:style>
    <style:style style:name="T82" style:family="text">
      <style:text-properties officeooo:rsid="0047af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7">Devoir de Programmation</text:p>
            <text:p text:style-name="P17">-</text:p>
            <text:p text:style-name="P17">Rapport</text:p>
          </table:table-cell>
        </table:table-row>
      </table:table>
      <text:p text:style-name="Standard"/>
      <text:p text:style-name="P2"/>
      <text:p text:style-name="P12">I) Travail réalisé et répartition du travail :</text:p>
      <text:p text:style-name="P2"/>
      <text:p text:style-name="P2"><text:tab/>Dans le but que tous le groupe puisse démarrer sur les mêmes bases, nous avons décid<text:span text:style-name="T59">é</text:span> de choisir la structure du projet ensemble. Ainsi, pour décrire les <text:span text:style-name="T19">Valeur True </text:span>et <text:span text:style-name="T19">False</text:span> nous avons décid<text:span text:style-name="T71">é</text:span> de nommer un <text:span text:style-name="T23">Type valeur_prop = True | False</text:span><text:span text:style-name="T1">. Ce n'est que pour la </text:span><text:span text:style-name="T13">s</text:span><text:span text:style-name="T1">aisie </text:span><text:span text:style-name="T13">au c</text:span><text:span text:style-name="T1">lavier que nous avons instauré la </text:span><text:span text:style-name="T23">valeur_prop Indéfini</text:span><text:span text:style-name="T1">. Ensuite, Il nous fallait symboliser le</text:span><text:span text:style-name="T2">s</text:span><text:span text:style-name="T1"> opérateur</text:span><text:span text:style-name="T2">s </text:span><text:span text:style-name="T1">« </text:span><text:span text:style-name="T24">Et , Ou, Implique, Equivalence, Negation</text:span><text:span text:style-name="T1"> », Tous s</text:span><text:span text:style-name="T2">i</text:span><text:span text:style-name="T1">mplement nous av</text:span><text:span text:style-name="T43">ons définis le</text:span><text:span text:style-name="T23"> </text:span></text:p>
      <text:p text:style-name="P3">type 'a formule_prop = <text:s text:c="3"/>Ou of 'a formule_prop * 'a formule_prop<text:tab/></text:p>
      <text:p text:style-name="P3"><text:tab/><text:tab/><text:tab/>| Et of 'a formule_prop * 'a formule_prop</text:p>
      <text:p text:style-name="P3"><text:tab/><text:tab/><text:tab/>| Implique of 'a formule_prop * 'a formule_prop</text:p>
      <text:p text:style-name="P3"><text:tab/><text:tab/><text:tab/>| Negation of 'a formule_prop</text:p>
      <text:p text:style-name="P3"><text:tab/><text:tab/><text:tab/>| Equivalence of 'a formule_prop * 'a formule_prop</text:p>
      <text:p text:style-name="P3"><text:tab/><text:tab/><text:tab/>| Variable of string</text:p>
      <text:p text:style-name="P3"><text:tab/><text:tab/><text:tab/>| Valeur of valeur_prop;;</text:p>
      <text:p text:style-name="P3"/>
      <text:p text:style-name="P4"><text:s/><text:span text:style-name="T43"><text:tab/></text:span><text:span text:style-name="T44">Ensuite, nous avons définis la répartition du projet de tel façon que MARCOUX Thomas s'occuperait de la partie « </text:span><text:span text:style-name="T3">Balayage </text:span><text:span text:style-name="T44">» et MAZIARCZYK Marine </text:span><text:span text:style-name="T45">ainsi que</text:span><text:span text:style-name="T44"> MALBOS William s'occuperaient des parties « </text:span><text:span text:style-name="T3">Satisfiabilite</text:span><text:span text:style-name="T44"> », « </text:span><text:span text:style-name="T3">Ensemble Satisfiabilite</text:span><text:span text:style-name="T44"> » </text:span><text:span text:style-name="T51">et « </text:span><text:span text:style-name="T8">SaisieClavier</text:span><text:span text:style-name="T51"> »</text:span><text:span text:style-name="T44">. </text:span><text:span text:style-name="T45">Utilisant un </text:span><text:span text:style-name="T59">dépôts Git</text:span><text:span text:style-name="T45"> il fût facile de coordon</text:span><text:span text:style-name="T46">n</text:span><text:span text:style-name="T45">er l'avancement du projet. </text:span></text:p>
      <text:p text:style-name="P18"/>
      <text:p text:style-name="P7"><text:span text:style-name="T45"><text:tab/></text:span><text:span text:style-name="T46">Commençant par la partie « </text:span><text:span text:style-name="T4">Satisfiabilite</text:span><text:span text:style-name="T46"> », nous nous sommes rendus compte qu'il serait plus simple et efficace de définir les fonctions qu'utiliserait la fonction « </text:span><text:span text:style-name="T4">Satisfiabilite</text:span><text:span text:style-name="T46"> », surtout que ces mêmes fonctions seraient utilisées dans la partie « </text:span><text:span text:style-name="T4">Balayage</text:span><text:span text:style-name="T46"> ». Ainsi nous avons définis « </text:span><text:span text:style-name="T28">elimination</text:span><text:span text:style-name="T46"> » (</text:span><text:span text:style-name="T60">val elimination : 'a formule_prop → 'b formule_prop = &lt;fun&gt; </text:span><text:span text:style-name="T46">) qui a pour objectifs de prendre une formule propositionnelle et d'en restituer une autre où les « </text:span><text:span text:style-name="T4">Implique</text:span><text:span text:style-name="T46"> » et » </text:span><text:span text:style-name="T4">Equivalence</text:span><text:span text:style-name="T46"> » sont remplacé</text:span><text:span text:style-name="T56">s </text:span><text:span text:style-name="T46">par leurs règles. <text:s/>Par la suite nous avons définis « </text:span><text:span text:style-name="T28">reductionEquivalences </text:span><text:span text:style-name="T46">» ( </text:span><text:span text:style-name="T60">val reductionEquivalences : 'a formule_prop → 'b formule_prop = &lt;fun&gt; </text:span><text:span text:style-name="T46">) qui a pour but de réduire la formule d'un cran </text:span><text:span text:style-name="T56">s</text:span><text:span text:style-name="T46">elon les règles définis. Par exemple : Negation(Valeur False) ↔<text:tab/> Valeur True. Dès lors il fut logique de créer <text:s/>« </text:span><text:span text:style-name="T28">reductionFormule</text:span><text:span text:style-name="T46"> » ( </text:span><text:span text:style-name="T60">val reductionFormule : 'a formule_prop → 'b formule_prop = &lt;fun&gt; </text:span><text:span text:style-name="T46">) pour réduire la formule propositionnelle au maximum. </text:span><text:span text:style-name="T47">Dans le but de tester au fur et à mesure notre avancée, nous avons implémenté « </text:span><text:span text:style-name="T29">to_String</text:span><text:span text:style-name="T47"> » ( </text:span><text:span text:style-name="T61">val to_String : 'a formule_prop → string = &lt;fun&gt; </text:span><text:span text:style-name="T47">) <text:s/>qui sera utilisé plus tard pour afficher dans le programme les formules propositionnelles. Ayant les fonctions de bases chaque groupe à pût commencer sa propre partie. </text:span></text:p>
      <text:p text:style-name="P19"/>
      <text:p text:style-name="P4"><text:span text:style-name="T47"><text:tab/></text:span><text:span text:style-name="T48">Dans la partie « </text:span><text:span text:style-name="T5">Satisfiabilite</text:span><text:span text:style-name="T48"> », nous avons dû implémenter « </text:span><text:span text:style-name="T30">ensembleVariable</text:span><text:span text:style-name="T48"> » ( </text:span><text:span text:style-name="T62">val ensembleVariable : 'a formule_prop → string list = &lt;fun&gt; </text:span><text:span text:style-name="T48">) qui a pour objectifs de récupérer toutes les variables de la formule propositionnelle et d'en faire une liste. Comme il pouvai</text:span><text:span text:style-name="T56">t</text:span><text:span text:style-name="T48"> y avoir plusieurs variables réapparaissant plusieurs fois nous avons fait le choix de créer la fonction « </text:span><text:span text:style-name="T30">listeVariables</text:span><text:span text:style-name="T48"> » (</text:span><text:span text:style-name="T62"> val listeVariables : 'a formule_prop → (string*int) list = &lt;fun&gt; </text:span><text:span text:style-name="T48">) qui créera une liste de couple</text:span><text:span text:style-name="T56">s</text:span><text:span text:style-name="T48"> (Variable, n</text:span><text:span text:style-name="T56">ombre d’occurrence</text:span><text:span text:style-name="T48">) pour avoir le nombre d’occurrence de la variable dans la fonction, mais pour cela il a fallut implémenter « </text:span><text:span text:style-name="T30">nb_occurence</text:span><text:span text:style-name="T48"> » ( </text:span><text:span text:style-name="T62">val nb_occurence : 'a → 'a list → int = &lt;fun&gt;</text:span><text:span text:style-name="T48"> ) qui calcule le nombre d’occurrence de la variable dans la formule propositionnelle. </text:span><text:span text:style-name="T49">Ensuite, il fallait une fonction </text:span><text:span text:style-name="T56">choisissant</text:span><text:span text:style-name="T49"> la variable </text:span><text:span text:style-name="T56">apparaissant</text:span><text:span text:style-name="T49"> le plus de fois, donc nous avons implément</text:span><text:span text:style-name="T56">é</text:span><text:span text:style-name="T49"> « </text:span><text:span text:style-name="T31">choixVariable</text:span><text:span text:style-name="T49"> » ( </text:span><text:span text:style-name="T63">val choixVariable : (string * int) list → string * int = &lt;fun&gt;</text:span><text:span text:style-name="T49"> ) qui retournera la variable ayant le plus grand nombre d’occurrences. A cette variable il faut la remplacer par </text:span><text:span text:style-name="T6">Valeur True</text:span><text:span text:style-name="T49"> ou </text:span><text:span text:style-name="T6">Valeur False </text:span><text:span text:style-name="T49">donc nous avons crée la fonction « </text:span><text:span text:style-name="T31">attributionValeur </text:span><text:span text:style-name="T49">» ( </text:span><text:span text:style-name="T63">val attributionValeur : 'a formule_prop → string → valeur_prop → 'b formule_prop = &lt;fun&gt; </text:span><text:span text:style-name="T6">) </text:span><text:span text:style-name="T49"><text:s/>pour retourner une formule propositionnelle où la variable est substitu</text:span><text:span text:style-name="T56">ée</text:span><text:span text:style-name="T49"> par la Valeur Propositionnelle choisie. Nous avons pus alors implémenter l'algorithme « </text:span><text:span text:style-name="T31">satisfiabilite</text:span><text:span text:style-name="T49"> » ayant toutes les </text:span><text:soft-page-break/><text:span text:style-name="T49">fonctions définis pour lui ( </text:span><text:span text:style-name="T63">val satisfiabilite : 'a formule_prop → (string * bool) list list = &lt;fun&gt; </text:span><text:span text:style-name="T49">) . </text:span><text:span text:style-name="T50">En parallèle, Thomas à put implémenter l'Algorithme « </text:span><text:span text:style-name="T32">Balayage » </text:span><text:span text:style-name="T50">( </text:span><text:span text:style-name="T64">val balayage : 'a formule_prop → bool = &lt;fun&gt;</text:span><text:span text:style-name="T50"> ) qui prends une formule propositionnelle qui qui retourne un bool</text:span><text:span text:style-name="T56">éen</text:span><text:span text:style-name="T50"> si elle est viable ou non. </text:span></text:p>
      <text:p text:style-name="P20"/>
      <text:p text:style-name="P5"><text:span text:style-name="T50"><text:tab/>Après avoir implément</text:span><text:span text:style-name="T56">é</text:span><text:span text:style-name="T50"> « </text:span><text:span text:style-name="T32">Satisfiabiliter</text:span><text:span text:style-name="T50"> » nous avons d'abord cru qu' «</text:span><text:span text:style-name="T32"> EnsembleSatisfiabilite</text:span><text:span text:style-name="T50"> » n'était que « Satisfiabilite » que l'on appliquait à chaque fois sur toutes les formules d'une liste. Or ce n'est qu'après l'avoir implément</text:span><text:span text:style-name="T56">é</text:span><text:span text:style-name="T50"> que nous nous sommes rendu compte que les variables d'un ensemble de formules étaient liées. Donc pour implémenter « </text:span><text:span text:style-name="T32">ensembleSatisfiabilte</text:span><text:span text:style-name="T50"> » (</text:span><text:span text:style-name="T64"> val ensembleSatisfiabilite : 'a formule_prop list → string = &lt;fun&gt; </text:span><text:span text:style-name="T50">) nous avons du créer plusieurs fonctions. « </text:span><text:span text:style-name="T32">EnsembleSatisfiabilite</text:span><text:span text:style-name="T50"> » retourne un string car sur sa sortie nous lui avons appliqu</text:span><text:span text:style-name="T56">é</text:span><text:span text:style-name="T50"> « </text:span><text:span text:style-name="T32">to_StringCoupleListe</text:span><text:span text:style-name="T50"> » (</text:span><text:span text:style-name="T64"> val to_StringCoupleListe : (string*bool) list list → string = &lt;fun&gt; </text:span><text:span text:style-name="T50">) qui transforme la liste (Variable,Valeur) en string pour l'afficher plus tard dans le programme. Donc nous avons implément</text:span><text:span text:style-name="T56">é</text:span><text:span text:style-name="T50"> « </text:span><text:span text:style-name="T32">suppListeCouple</text:span><text:span text:style-name="T50"> » et « </text:span><text:span text:style-name="T32">correspond </text:span><text:span text:style-name="T50">» qui ensemble vont tester si les résultats [(string * bool)] des différentes formules de l'ensemble correspondes, pour cela elles vont utiliser la fonction « </text:span><text:span text:style-name="T32">egals</text:span><text:span text:style-name="T50"> » ( </text:span><text:span text:style-name="T64">val <text:s/>egals : (string * bool) list → (string * bool) list → bool = &lt;fun&gt;</text:span><text:span text:style-name="T50"> ) qui teste si deux liste</text:span><text:span text:style-name="T56">s</text:span><text:span text:style-name="T50"> sont identiques. De plus on a crée, la fonction <text:s/>« </text:span><text:span text:style-name="T32">suppDouble </text:span><text:span text:style-name="T50">» <text:s/>( </text:span><text:span text:style-name="T7">val suppDouble : (string * bool) list list → (string * bool) list list = &lt;fun&gt;</text:span><text:span text:style-name="T50"> ) qui supprimera les doublons de liste dans la liste final.</text:span></text:p>
      <text:p text:style-name="P21"/>
      <text:p text:style-name="P8"><text:span text:style-name="T50"><text:tab/></text:span><text:span text:style-name="T51">Dès lors nous avons implément</text:span><text:span text:style-name="T52">é</text:span><text:span text:style-name="T51"> la </text:span><text:span text:style-name="T33">partie Un</text:span><text:span text:style-name="T51"> </text:span><text:span text:style-name="T52">intégralement,</text:span><text:span text:style-name="T53"> nous nous sommes alors mis à implémenter la partie de saisie au clavier. <text:s/>Le programme « </text:span><text:span text:style-name="T34">toplevel</text:span><text:span text:style-name="T53"> » <text:s/>( </text:span><text:span text:style-name="T65">val toplevel : 'a formule_prop list → 'a formule_prop list → unit = &lt;fun&gt;</text:span><text:span text:style-name="T53"> ) utilise plusieurs exceptions ( </text:span><text:span text:style-name="T9">ConvertionImpossible, FormuleIncomplete, FormuleIncorrecte et ListeVideError</text:span><text:span text:style-name="T53"> ) il utilise également les fonctions d'aide « </text:span><text:span text:style-name="T34">textHelp</text:span><text:span text:style-name="T53"> » ( </text:span><text:span text:style-name="T65">val textHelp : string = …</text:span><text:span text:style-name="T53"> ) qui affiche à l'écran un texte d'aide, « </text:span><text:span text:style-name="T34">string_of_list</text:span><text:span text:style-name="T53"> » ( </text:span><text:span text:style-name="T65">val string_of_list : 'a formule_prop list → string = &lt;fun&gt;</text:span><text:span text:style-name="T53"> ) qui affiche la liste en cours contenant les formules propositionnelles et « </text:span><text:span text:style-name="T34">remove </text:span><text:span text:style-name="T53">» ( </text:span><text:span text:style-name="T65">val remove : 'a formule_prop list → 'a formule_prop list = &lt;fun&gt;</text:span><text:span text:style-name="T53"> ) qui supprime le dernier éléments de la liste en cours si l'on </text:span><text:span text:style-name="T57">s</text:span><text:span text:style-name="T53">'est trompé. Une fois le string donné par l'utilisateur suivant un certains code il est converti par l</text:span><text:span text:style-name="T58">a</text:span><text:span text:style-name="T53"> fonction « </text:span><text:span text:style-name="T34">put_on_fil</text:span><text:span text:style-name="T53"> » ( </text:span><text:span text:style-name="T65">val put_on_file : 'a formule_prop list → string → 'a formule_prop list = &lt;fun&gt;</text:span><text:span text:style-name="T53"> ) </text:span><text:span text:style-name="T54">qui ajoute dans la liste courante l'opération correspondante, c'est ici que nous avons ajout</text:span><text:span text:style-name="T58">é</text:span><text:span text:style-name="T54"> la V</text:span><text:span text:style-name="T10">aleur Indéfini </text:span><text:span text:style-name="T54">pour pouvoir ajouter les opérations une par une. <text:s/>Dès lors, la liste contient plusieurs formule propositionnelle il faut alors en faire une seule, ce qui est l’objectif de la fonction « </text:span><text:span text:style-name="T35">convertions</text:span><text:span text:style-name="T54"> » ( </text:span><text:span text:style-name="T66">val convertions : 'a formule_prop list → 'a formule list = &lt;fun&gt;</text:span><text:span text:style-name="T54"> ) qui étudie tous les cas possibles en utilisant la fonction « </text:span><text:span text:style-name="T35">formuleCorrecte </text:span><text:span text:style-name="T54">» ( </text:span><text:span text:style-name="T66">val formuleCorrecte : 'a formule_prop → bool = &lt;fun&gt;</text:span><text:span text:style-name="T54"> ) qui elle <text:s/>renvoie un bool</text:span><text:span text:style-name="T58">ée</text:span><text:span text:style-name="T54">n si la formule est correcte, c'est à dire si elle ne contient plus de </text:span><text:span text:style-name="T10">Valeur Indefini</text:span><text:span text:style-name="T54">. Pour terminer la fonction « </text:span><text:span text:style-name="T35">applicationConvertions</text:span><text:span text:style-name="T54"> » <text:s/>(</text:span><text:span text:style-name="T66"> val applicationConvertions : 'a formule_prop list → 'a formule_prop list = &lt;fun&gt; </text:span><text:span text:style-name="T54">) applique autant que possible « </text:span><text:span text:style-name="T10">Convertions</text:span><text:span text:style-name="T54"> » pour obtenir une seule formule propositionnelle en tête de liste. </text:span></text:p>
      <text:p text:style-name="P22"><text:tab/></text:p>
      <text:p text:style-name="P6"><text:span text:style-name="T54"><text:tab/></text:span><text:span text:style-name="T55">Il suffit alors d'assembler les diverses grande</text:span><text:span text:style-name="T58">s</text:span><text:span text:style-name="T55"> fonctions dans « </text:span><text:span text:style-name="T11">toplevel</text:span><text:span text:style-name="T55"> » pour que le programme fonctionne.</text:span></text:p>
      <text:p text:style-name="P23"/>
      <text:p text:style-name="P10"><text:span text:style-name="T67">I</text:span>I) Mode d'emploi du programme :</text:p>
      <text:p text:style-name="P24"><text:tab/></text:p>
      <text:p text:style-name="P9"><text:span text:style-name="T68"><text:tab/></text:span><text:span text:style-name="T69">Il suffit de taper </text:span><text:span text:style-name="T70">c</text:span><text:span text:style-name="T69">es commande au clavier lorsque &lt;code&gt; ou &lt;code Variable&gt; s'affiche à l'écran.</text:span></text:p>
      <text:p text:style-name="P25"/>
      <text:p text:style-name="P13"><text:span text:style-name="T1">help :</text:span><text:span text:style-name="T24"> Affiche le mode d'emploi du logiciel.</text:span></text:p>
      <text:p text:style-name="P13"><text:span text:style-name="T1">again : </text:span><text:span text:style-name="T24">Permet de commencer une nouvelle formule.</text:span></text:p>
      <text:p text:style-name="P13"><text:span text:style-name="T1">remove : </text:span><text:span text:style-name="T24">Supprime le dernier opérateur inséré.</text:span></text:p>
      <text:p text:style-name="P13"><text:span text:style-name="T1">end : </text:span><text:span text:style-name="T24">Permet d'évaluer les diverses formules.</text:span></text:p>
      <text:p text:style-name="P13"><text:span text:style-name="T1">True : </text:span><text:span text:style-name="T24">Ajoute la Valeur True.</text:span></text:p>
      <text:p text:style-name="P13"><text:span text:style-name="T1">False : </text:span><text:span text:style-name="T24">Ajoute la Valeur False.</text:span></text:p>
      <text:p text:style-name="P13"><text:span text:style-name="T1">Var : String : </text:span><text:span text:style-name="T24">Ajoute le string en Variable tel Variable "String".</text:span></text:p>
      <text:p text:style-name="P13"><text:span text:style-name="T1">Not : </text:span><text:span text:style-name="T24">Ajoute l'opérateur Negation().</text:span></text:p>
      <text:p text:style-name="P13"><text:span text:style-name="T1">And : </text:span><text:span text:style-name="T24">Ajoute l'opérateur Et().</text:span></text:p>
      <text:p text:style-name="P13"><text:span text:style-name="T1">Or : </text:span><text:span text:style-name="T24">Ajoute l'opérateur Ou().</text:span></text:p>
      <text:p text:style-name="P13"><text:span text:style-name="T1">Imp :</text:span><text:span text:style-name="T24"> Ajoute l'opérateur Implique().</text:span></text:p>
      <text:p text:style-name="P13"><text:span text:style-name="T1">Equi : </text:span><text:span text:style-name="T24">Ajoute l'opérateur Equivalence().</text:span></text:p>
      <text:p text:style-name="P13"><text:soft-page-break/><text:span text:style-name="T1">exit : </text:span><text:span text:style-name="T24">Permet de mettre fin au programme. </text:span></text:p>
      <text:p text:style-name="P26"/>
      <text:p text:style-name="P14"><text:span text:style-name="T24"><text:tab/></text:span><text:span text:style-name="T1">Pour rentrer une formule propositionnelle, il suffit de la rentrer au fur et à mesure en utilisant les codes ci-dessus.</text:span></text:p>
      <text:p text:style-name="P27"/>
      <text:p text:style-name="P14"><text:span text:style-name="T24">Exemples :</text:span><text:span text:style-name="T1"> <text:s/>« Ou ( !P , <text:s/>Et (True, Q) » <text:s/>veuillez taper:</text:span></text:p>
      <text:p text:style-name="P44">&lt;code&gt; Or</text:p>
      <text:p text:style-name="P44">&lt;code&gt; Not</text:p>
      <text:p text:style-name="P44">&lt;code&gt; Var</text:p>
      <text:p text:style-name="P44">&lt;code Variable&gt; P</text:p>
      <text:p text:style-name="P44">&lt;code&gt; And</text:p>
      <text:p text:style-name="P44">&lt;code&gt; True</text:p>
      <text:p text:style-name="P44">&lt;code&gt; Var</text:p>
      <text:p text:style-name="P44">&lt;code Variable&gt; Q</text:p>
      <text:p text:style-name="P44">&lt;code&gt; end <text:s/>« ou » again </text:p>
      <text:p text:style-name="P44"/>
      <text:p text:style-name="P14"><text:span text:style-name="T1"><text:tab/>« </text:span><text:span text:style-name="T24">again</text:span><text:span text:style-name="T1"> » permet de rentrer une nouvelle formule alors que « </text:span><text:span text:style-name="T24">end </text:span><text:span text:style-name="T1">» permet d'évaluer les formules déjà enregistrées.</text:span></text:p>
      <text:p text:style-name="P44"/>
      <text:p text:style-name="P11">III) Jeu d'essais :</text:p>
      <text:p text:style-name="P44"/>
      <text:p text:style-name="P45">1) (<text:span text:style-name="T73">(</text:span>( p → a ) <text:s/>&amp;&amp; ( p &amp;&amp; q → r )<text:span text:style-name="T73">)</text:span> <text:s/>&amp;&amp; ( r →!p )) <text:s/>↔!p )</text:p>
      <text:p text:style-name="P52"><text:span text:style-name="T1"><text:tab/></text:span><text:span text:style-name="T27">Rép :<text:tab/>(p: True), (q: True), (r: False) </text:span></text:p>
      <text:p text:style-name="P52"><text:span text:style-name="T27"><text:tab/><text:tab/>(p: True), (q: True), (r: True) </text:span></text:p>
      <text:p text:style-name="P52"><text:span text:style-name="T27"><text:tab/><text:tab/>(p: True), (q: False)</text:span></text:p>
      <text:p text:style-name="P46"><text:s/></text:p>
      <text:p text:style-name="P45">2) (( !r <text:s/>&amp;&amp; !s ) <text:s/>→ <text:s/>p ) <text:s/>|| <text:s/>( q → r )</text:p>
      <text:p text:style-name="P29"><text:tab/><text:span text:style-name="T72">Rép :<text:tab/>(r: False), (s: False), (p: False), (q: False) </text:span></text:p>
      <text:p text:style-name="P29"><text:span text:style-name="T72"><text:tab/><text:tab/>(r: False), (s: False), (p: True) <text:tab/></text:span></text:p>
      <text:p text:style-name="P29"><text:span text:style-name="T72"><text:tab/><text:tab/>(r: False), (s: True) </text:span></text:p>
      <text:p text:style-name="P29"><text:span text:style-name="T72"><text:tab/><text:tab/>(r: True)</text:span></text:p>
      <text:p text:style-name="P28"/>
      <text:p text:style-name="P45">3) ( q → s ) &amp;&amp; ( !p → r )</text:p>
      <text:p text:style-name="P51"><text:span text:style-name="T1"><text:tab/></text:span><text:span text:style-name="T26">Rép : <text:tab/>(q: False), (p: False), (r: True)</text:span></text:p>
      <text:p text:style-name="P51"><text:span text:style-name="T26"><text:tab/><text:tab/>(q: False), (p: True) </text:span></text:p>
      <text:p text:style-name="P51"><text:span text:style-name="T26"><text:tab/><text:tab/>(q: True), (s: True), (p: False), (r: True) </text:span></text:p>
      <text:p text:style-name="P51"><text:span text:style-name="T26"><text:tab/><text:tab/>(q: True), (s: True), (p: True)</text:span></text:p>
      <text:p text:style-name="P30"/>
      <text:p text:style-name="P15"><text:span text:style-name="T1">4) </text:span><text:span text:style-name="T14">(</text:span><text:span text:style-name="T1">!p || ( q &amp;&amp; r )) <text:s/>&amp;&amp; !q</text:span></text:p>
      <text:p text:style-name="P54"><text:span text:style-name="T14"><text:tab/></text:span><text:span text:style-name="T17">Rép :<text:tab/>(q: False), (p: False)</text:span></text:p>
      <text:p text:style-name="P48"/>
      <text:p text:style-name="P15"><text:span text:style-name="T1">5</text:span><text:span text:style-name="T12">)</text:span><text:span text:style-name="T1"> { p &amp;&amp; ( </text:span><text:span text:style-name="T16">q</text:span><text:span text:style-name="T1"> → r) , <text:s/>!p }</text:span></text:p>
      <text:p text:style-name="P15"><text:span text:style-name="T1"><text:tab/></text:span><text:span text:style-name="T25">Rép : <text:tab/><text:tab/>Aucune, car dans le 1ère P est Vrai dans la 2ème P est Faux</text:span></text:p>
      <text:p text:style-name="P31"/>
      <text:p text:style-name="P45">6) { (q ↔ r) → p, <text:s/>q → r }</text:p>
      <text:p text:style-name="P47"><text:tab/><text:span text:style-name="T20">Rép :<text:tab/>(q: False), (r: False), (p: True) </text:span></text:p>
      <text:p text:style-name="P47"><text:span text:style-name="T20"><text:tab/><text:tab/>(q: False), (r: True) </text:span></text:p>
      <text:p text:style-name="P47"><text:span text:style-name="T20"><text:tab/><text:tab/>(q: True), (r: True), (p: True)</text:span></text:p>
      <text:p text:style-name="P15"><text:span text:style-name="T1"><text:tab/></text:span></text:p>
      <text:p text:style-name="P53"><text:span text:style-name="T15">7</text:span><text:span text:style-name="T1">) <text:s/></text:span><text:span text:style-name="T18">((Var p) &amp;&amp; (Var q)) <text:s/>↔ ((Var p) || (Var r)) </text:span></text:p>
      <text:p text:style-name="P43"><text:span text:style-name="T18"><text:tab/>Rép : <text:s/><text:tab/>(p: False), (r: False) </text:span></text:p>
      <text:p text:style-name="P43"><text:span text:style-name="T18"><text:tab/><text:tab/>(p: True), (q: True)</text:span></text:p>
      <text:p text:style-name="P16"><text:span text:style-name="T24"><text:tab/></text:span></text:p>
      <text:p text:style-name="P49">8) <text:span text:style-name="T74">((True) → <text:s/>(Var p)) &amp;&amp; ((True) ↔ <text:s/>((Var q) || (Var r)))</text:span></text:p>
      <text:p text:style-name="P34"><text:soft-page-break/><text:span text:style-name="T74"><text:tab/>Rép :<text:tab/>(q: False), (p: True), (r: True) </text:span></text:p>
      <text:p text:style-name="P34"><text:span text:style-name="T74"><text:tab/><text:tab/>(q: True), (p: True)</text:span></text:p>
      <text:p text:style-name="P16"><text:span text:style-name="T1"><text:tab/></text:span></text:p>
      <text:p text:style-name="P32"/>
      <text:p text:style-name="P50">9) <text:s/><text:span text:style-name="T75">{ Var p) → <text:s/>(Var q) ; (Var p) ↔ <text:s/>(Var q) }</text:span></text:p>
      <text:p text:style-name="P35"><text:span text:style-name="T75"><text:tab/>Rép ;<text:tab/>(p: True), (q: True) </text:span></text:p>
      <text:p text:style-name="P35"><text:span text:style-name="T75"><text:tab/><text:tab/>(p: False), (q: False)</text:span></text:p>
      <text:p text:style-name="P42"/>
      <text:p text:style-name="P33">10) <text:span text:style-name="T36">{ (!Var f) || ((Var f) → <text:s/>(Var p)) ; <text:s/>!((Var f) &amp;&amp; (Var p)) → <text:s/>(!Var p) }</text:span></text:p>
      <text:p text:style-name="P33"><text:span text:style-name="T76"><text:tab/>Rép : <text:s/>(f: True), (p: True)</text:span></text:p>
      <text:p text:style-name="P32"/>
      <text:p text:style-name="P37">11) <text:span text:style-name="T37">((!Var p) || (!Var q)) ↔ <text:s/>((!Var r) &amp;&amp; (Var q))</text:span></text:p>
      <text:p text:style-name="P37"><text:span text:style-name="T77"><text:tab/>Rép :<text:tab/>(q: True), (p: False), (r: False) </text:span></text:p>
      <text:p text:style-name="P37"><text:span text:style-name="T77"><text:tab/><text:tab/>(q: True), (p: True), (r: True)</text:span></text:p>
      <text:p text:style-name="P36"/>
      <text:p text:style-name="P38">12) <text:span text:style-name="T38">{ ((Var p) &amp;&amp; (Var q)) ↔ <text:s/>((!Var p) &amp;&amp; (Var q)) ; <text:s text:c="2"/>(True) → <text:s/>(Var q) } </text:span></text:p>
      <text:p text:style-name="P36"><text:tab/><text:span text:style-name="T78">Rép :</text:span><text:span text:style-name="T38"> </text:span><text:span text:style-name="T78">Aucune car la variable q ne peu pas être True mais uniquement False et inversement. </text:span></text:p>
      <text:p text:style-name="P36"/>
      <text:p text:style-name="P39">13) <text:span text:style-name="T39">((Var p) → <text:s/>(Var q)) ↔ <text:s/>((Var r) → <text:s/>(Var s))</text:span></text:p>
      <text:p text:style-name="P39"><text:span text:style-name="T79"><text:tab/>Rép :<text:tab/>(p: False), (r: True), (s: True) </text:span></text:p>
      <text:p text:style-name="P39"><text:span text:style-name="T79"><text:tab/><text:tab/>(p: False), (r: False) </text:span></text:p>
      <text:p text:style-name="P39"><text:span text:style-name="T79"><text:tab/><text:tab/>(p: True), (q: False), (r: True), (s: False) </text:span></text:p>
      <text:p text:style-name="P39"><text:span text:style-name="T79"><text:tab/><text:tab/>(p: True), (q: True), (r: True), (s: True) </text:span></text:p>
      <text:p text:style-name="P39"><text:span text:style-name="T79"><text:tab/><text:tab/>(p: True), (q: True), (r: False)</text:span></text:p>
      <text:p text:style-name="P36"/>
      <text:p text:style-name="P40">14) <text:s/><text:span text:style-name="T40">!((Var p) || (Var q)) → <text:s/>((!Var s) || (!Var t))</text:span></text:p>
      <text:p text:style-name="P40"><text:span text:style-name="T80"><text:tab/>Rép :<text:tab/>(p: False), (q: True), (s: True), (t: True) </text:span></text:p>
      <text:p text:style-name="P40"><text:span text:style-name="T80"><text:tab/><text:tab/>(p: True), (s: True), (t: True)"</text:span></text:p>
      <text:p text:style-name="P36"/>
      <text:p text:style-name="P41">15) <text:span text:style-name="T41">{ </text:span><text:span text:style-name="T42">(Var p) || (Var q) ; !Var p ; <text:s/>(Var p) → <text:s/>(Var t) ; <text:s/>(True) ↔ <text:s/>(Var q) <text:s/>}</text:span></text:p>
      <text:p text:style-name="P41"><text:span text:style-name="T82"><text:tab/>Rép : <text:s text:c="2"/>(p: False), (q: Tru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16cb5e" officeooo:paragraph-rsid="0016cb5e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ZIARCZYK Marine, MARCOUX Thomas, MALBOS Willia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5T14:39:10.607878000</meta:creation-date>
    <dc:date>2014-04-25T20:38:37.817063107</dc:date>
    <meta:editing-duration>PT5H35M15S</meta:editing-duration>
    <meta:editing-cycles>48</meta:editing-cycles>
    <meta:generator>LibreOffice/4.1.3.2$Linux_X86_64 LibreOffice_project/410m0$Build-2</meta:generator>
    <meta:document-statistic meta:table-count="1" meta:image-count="0" meta:object-count="0" meta:page-count="4" meta:paragraph-count="102" meta:word-count="1903" meta:character-count="10643" meta:non-whitespace-character-count="8654"/>
  </office:meta>
</office:document-meta>
</file>